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color="#729fcf" fo:font-weight="bold"/>
    </style:style>
    <style:style style:name="P2" style:family="paragraph" style:parent-style-name="Preformatted_20_Text">
      <style:text-properties fo:color="#c4a000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8ae234" fo:font-weight="bold"/>
    </style:style>
    <style:style style:name="T2" style:family="text">
      <style:text-properties fo:color="#729fcf" fo:font-weight="bold"/>
    </style:style>
    <style:style style:name="T3" style:family="text">
      <style:text-properties fo:color="#cc0000"/>
    </style:style>
    <style:style style:name="T4" style:family="text">
      <style:text-properties fo:color="#4e9a06"/>
    </style:style>
    <style:style style:name="T5" style:family="text">
      <style:text-properties fo:color="#c4a000"/>
    </style:style>
    <style:style style:name="T6" style:family="text">
      <style:text-properties fo:color="#34e2e2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(base) <text:span text:style-name="T1">recruit@recruit-ThinkCentre-M73</text:span>:<text:span text:style-name="T2">~/workspace/Git Basic Exercises/git-basic-exercises</text:span>$ git log</text:p>
      <text:p text:style-name="Preformatted_20_Text"><text:span text:style-name="T5">commit 905a709399c03c204ce979a6711e1e045bf9af86 (</text:span><text:span text:style-name="T6">HEAD -&gt; </text:span><text:span text:style-name="T1">master</text:span><text:span text:style-name="T5">)</text:span></text:p>
      <text:p text:style-name="Preformatted_20_Text">Author: Khwathisi &lt;godfrey.khwathisi@umuzi.org&gt;</text:p>
      <text:p text:style-name="Preformatted_20_Text">Date: <text:s text:c="2"/>Mon Jan 20 10:30:46 2020 +0200</text:p>
      <text:p text:style-name="Preformatted_20_Text"/>
      <text:p text:style-name="Preformatted_20_Text"><text:s text:c="4"/>Thid commit</text:p>
      <text:p text:style-name="Preformatted_20_Text"/>
      <text:p text:style-name="P2">commit 55fb74ca30471255c52c3ca57dc38a0bae7742c1</text:p>
      <text:p text:style-name="Preformatted_20_Text">Author: Khwathisi &lt;godfrey.khwathisi@umuzi.org&gt;</text:p>
      <text:p text:style-name="Preformatted_20_Text">Date: <text:s text:c="2"/>Mon Jan 20 10:17:30 2020 +0200</text:p>
      <text:p text:style-name="Preformatted_20_Text"/>
      <text:p text:style-name="Preformatted_20_Text"><text:s text:c="4"/>initial commit</text:p>
      <text:p text:style-name="Preformatted_20_Text">(base) <text:span text:style-name="T1">recruit@recruit-ThinkCentre-M73</text:span>:<text:span text:style-name="T2">~/workspace/Git Basic Exercises/git-basic-exercises</text:span>$ q</text:p>
      <text:p text:style-name="Preformatted_20_Text"/>
      <text:p text:style-name="Preformatted_20_Text">Command &amp;apos;q&amp;apos; not found, but can be installed with:</text:p>
      <text:p text:style-name="Preformatted_20_Text"/>
      <text:p text:style-name="Preformatted_20_Text">sudo snap install q <text:s text:c="22"/># version 1.6.3-1, or</text:p>
      <text:p text:style-name="Preformatted_20_Text">sudo apt <text:s/>install python-q-text-as-data </text:p>
      <text:p text:style-name="Preformatted_20_Text">sudo apt <text:s/>install python3-q-text-as-data</text:p>
      <text:p text:style-name="Preformatted_20_Text"/>
      <text:p text:style-name="Preformatted_20_Text">See &amp;apos;snap info q&amp;apos; for additional versions.</text:p>
      <text:p text:style-name="Preformatted_20_Text"/>
      <text:p text:style-name="Preformatted_20_Text">(base) <text:span text:style-name="T1">recruit@recruit-ThinkCentre-M73</text:span>:<text:span text:style-name="T2">~/workspace/Git Basic Exercises/git-basic-exercises</text:span>$ git checkout 55fb74ca30471255c52c3ca57dc38a0bae7742c1</text:p>
      <text:p text:style-name="Preformatted_20_Text">Note: checking out &amp;apos;55fb74ca30471255c52c3ca57dc38a0bae7742c1&amp;apos;.</text:p>
      <text:p text:style-name="Preformatted_20_Text"/>
      <text:p text:style-name="Preformatted_20_Text">You are in &amp;apos;detached HEAD&amp;apos; state. You can look around, make experimental</text:p>
      <text:p text:style-name="Preformatted_20_Text">changes and commit them, and you can discard any commits you make in this</text:p>
      <text:p text:style-name="Preformatted_20_Text">state without impacting any branches by performing another checkout.</text:p>
      <text:p text:style-name="Preformatted_20_Text"/>
      <text:p text:style-name="Preformatted_20_Text">If you want to create a new branch to retain commits you create, you may</text:p>
      <text:p text:style-name="Preformatted_20_Text">do so (now or later) by using -b with the checkout command again. Example:</text:p>
      <text:p text:style-name="Preformatted_20_Text"/>
      <text:p text:style-name="Preformatted_20_Text"><text:s text:c="2"/>git checkout -b &lt;new-branch-name&gt;</text:p>
      <text:p text:style-name="Preformatted_20_Text"/>
      <text:p text:style-name="Preformatted_20_Text">HEAD is now at 55fb74c initial commit</text:p>
      <text:p text:style-name="Preformatted_20_Text">(base) <text:span text:style-name="T1">recruit@recruit-ThinkCentre-M73</text:span>:<text:span text:style-name="T2">~/workspace/Git Basic Exercises/git-basic-exercises</text:span>$ cat README.md</text:p>
      <text:p text:style-name="Preformatted_20_Text">(base) <text:span text:style-name="T1">recruit@recruit-ThinkCentre-M73</text:span>:<text:span text:style-name="T2">~/workspace/Git Basic Exercises/git-basic-exercises</text:span>$ git checkout master</text:p>
      <text:p text:style-name="Preformatted_20_Text">Previous HEAD position was 55fb74c initial commit</text:p>
      <text:p text:style-name="Preformatted_20_Text">Switched to branch &amp;apos;master&amp;apos;</text:p>
      <text:p text:style-name="Preformatted_20_Text">(base) <text:span text:style-name="T1">recruit@recruit-ThinkCentre-M73</text:span>:<text:span text:style-name="T2">~/workspace/Git Basic Exercises/git-basic-exercises</text:span>$ cat README.md</text:p>
      <text:p text:style-name="Preformatted_20_Text">you&amp;apos;ll need them</text:p>
      <text:p text:style-name="P3">(base) <text:span text:style-name="T1">recruit@recruit-ThinkCentre-M73</text:span>:<text:span text:style-name="T2">~/workspace/Git Basic Exercises/git-basic-exercises</text:span>$ 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0:31:43.187806513</meta:creation-date>
    <dc:date>2020-01-20T10:36:35.557091103</dc:date>
    <meta:editing-duration>PT4M5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1" meta:word-count="197" meta:character-count="1938" meta:non-whitespace-character-count="1732"/>
  </office:meta>
</office:document-meta>
</file>